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 style:master-page-name="Standard">
      <style:paragraph-properties fo:margin-left="0in" fo:margin-right="0in" fo:line-height="115%" fo:text-align="justify" style:justify-single-word="false" fo:text-indent="0in" style:auto-text-indent="false" style:page-number="auto"/>
    </style:style>
    <style:style style:name="P3" style:family="paragraph" style:parent-style-name="LO-normal1">
      <style:paragraph-properties fo:margin-left="0in" fo:margin-right="0in" fo:line-height="115%" fo:text-align="justify" style:justify-single-word="false" fo:text-indent="0in" style:auto-text-indent="false"/>
    </style:style>
    <style:style style:name="P4"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s text:c="5"/>Evening had come to the small, one stoplight, town of Overdone. The bars were bright with patrons, their neon lights pulsing inviting visitors to come from all over. Inside the bar, games were being played. Poker, Blackjack, Solitaire. Whatever a fella could find they got.</text:span></text:p>
      <text:p text:style-name="P1"><text:span text:style-name="T1"><text:s text:c="5"/>Eugene walked into the bar. The doors swishing closed as he entered. Looking around, it reminded him of a mid eighteen hundreds saloon. Something that didn’t belong in the 25th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span></text:p>
      <text:p text:style-name="P1"><text:span text:style-name="T1"><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span></text:p>
      <text:p text:style-name="P1"><text:span text:style-name="T1"><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span></text:p>
      <text:p text:style-name="P1"><text:span text:style-name="T1"><text:s text:c="5"/>The bartender looked at Eugene in disgust. “Don’t serve your kind.” He said.</text:span></text:p>
      <text:p text:style-name="P1"><text:span text:style-name="T1"><text:s text:c="5"/>Eugene nodded. Pulling out a generous coin purse, </text:span><text:soft-page-break/><text:span text:style-name="T1">he set it on the bar. “How much for you to look the other way?” He asked. “All I want is a drink.”</text:span></text:p>
      <text:p text:style-name="P1"><text:span text:style-name="T1"><text:s text:c="5"/>The bartender looked at the coin purse. Lifting it up, he felt its weight. Setting the purse back down on the bar he smirked. “That will do.” Everyone had their price. “What will it be stranger?”</text:span></text:p>
      <text:p text:style-name="P1"><text:span text:style-name="T1"><text:s text:c="5"/>“Whiskey” Eugene said. “Straight up.”</text:span></text:p>
      <text:p text:style-name="P1"><text:span text:style-name="T1"><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span></text:p>
      <text:p text:style-name="P1"><text:span text:style-name="T1"><text:s text:c="5"/>Eugene nodded. “Thanks.” Shooting the glass into his mouth he swallowed. The whiskey burned down his throat. Eugene let out a slight gasp and then chuckled. He’d order another but he was here on business. Couldn’t stand being drunk on official business.</text:span></text:p>
      <text:p text:style-name="P1"><text:span text:style-name="T1"><text:s text:c="5"/>Standing from the bar stool, Eugene walked over to a card game being played. He watched as the players enjoyed their game of blackjack.</text:span></text:p>
      <text:p text:style-name="P1"><text:span text:style-name="T1"><text:s text:c="5"/>“Twenty-One” The dealer said. “Sorry folks.”</text:span></text:p>
      <text:p text:style-name="P1"><text:span text:style-name="T1"><text:s text:c="5"/>Several men stood from the table and left. The dealer looked to Eugene and smiled. “Didn’t the bartender say your kind isn't allowed here?”</text:span></text:p>
      <text:p text:style-name="P1"><text:span text:style-name="T1"><text:s text:c="5"/>Eugene nodded. Moving his coat aside, he flashed his gun along with a badge attached to his belt. “I’m here on business.” More men stood from the table and left at the sight of the badge.</text:span></text:p>
      <text:p text:style-name="P1"><text:span text:style-name="T1"><text:s text:c="5"/>The dealer nodded gesturing to a chair. “Have a seat lawman.” He started to deal cards.</text:span></text:p>
      <text:p text:style-name="P1"><text:span text:style-name="T1"><text:s text:c="5"/>Eugene looked at his cards. Two tens. Separating them across the table he tapped it.</text:span></text:p>
      <text:p text:style-name="P1"><text:span text:style-name="T1"><text:s text:c="5"/>The dealer dealt a ten on the first card. Eugene </text:span><text:soft-page-break/><text:span text:style-name="T1">waved over the card, indicating he wanted to stay. The dealer then dealt another ten on the second card. Again, Eugene waved his hand over the set of cards.</text:span></text:p>
      <text:p text:style-name="P1"><text:span text:style-name="T1"><text:s text:c="5"/>The dealer flipped over his cards. Two face cards stared back.</text:span></text:p>
      <text:p text:style-name="P1"><text:span text:style-name="T1"><text:s text:c="5"/>A push.</text:span></text:p>
      <text:p text:style-name="P1"><text:span text:style-name="T1"><text:s text:c="5"/>“We tie.” Eugene said.</text:span></text:p>
      <text:p text:style-name="P1"><text:span text:style-name="T1"><text:s text:c="5"/>The dealer nodded. “We tie.” Picking up the cards he nodded. “What can I do for you lawman?”</text:span></text:p>
      <text:p text:style-name="P1"><text:span text:style-name="T1"><text:s text:c="5"/>Eugene reached into his pocket and placed a picture on the table. “I’m looking for a runaway.” The picture was of a woman in her early twenties. She was dressed in elegant attire. Something one would wear to an opera or a ballroom dance.</text:span></text:p>
      <text:p text:style-name="P1"><text:span text:style-name="T1"><text:s text:c="5"/>The dealer picked up the picture and looked it over. “She’s kinda fancy to be around here, don’t you think?” He continued to stare at the picture.</text:span></text:p>
      <text:p text:style-name="P1"><text:span text:style-name="T1"><text:s text:c="5"/>Eugene nodded. “Yes, but I was sent to cover the outlying colonies. Leave no stone un-turned type of thing.” He started to stand. “If you see anything out of the ordinary. Especially if you see her come in here, let me know. I’ll be staying at The Starcaster for the next week.”</text:span></text:p>
      <text:p text:style-name="P1"><text:span text:style-name="T1"><text:s text:c="5"/>The dealer nodded. “Alright.” He went to hand the picture back to Eugene who shook his hand letting the dealer know he could keep it. “What’s in it for me? I mean is there a reward?”</text:span></text:p>
      <text:p text:style-name="P1"><text:span text:style-name="T1"><text:s text:c="5"/>Eugene pointed to his missing arm. “Let’s just say, you’ll be saving me an arm. I’d be in your debt.” Turning around Eugene went to the locker, picked up his arm and exited the bar and went on his way back to the hotel.</text:span></text:p>
      <text:p text:style-name="P1"><text:span text:style-name="T1"><text:s text:c="5"/>The dealer continued to study the picture of the girl. She had blond hair, from the looks of it dyed, and bright blue eyes. Pressing a button on the picture </text:span><text:soft-page-break/><text:span text:style-name="T1">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1"><text:span text:style-name="T1"><text:s text:c="5"/>The bartender walked over to the dealer. “Saw you talking to that man. What did he want?”</text:span></text:p>
      <text:p text:style-name="P1"><text:span text:style-name="T1"><text:s text:c="5"/>The dealer pointed to the hologram. “Missing girl from the capitol. Lawman is looking for her.” He said.</text:span></text:p>
      <text:p text:style-name="P1"><text:span text:style-name="T1"><text:s text:c="5"/>The bartender looked at the hologram. “Damn rich people.” He said. “Haven’t they done enough to us?” Picking up the card he deactivated it. “If you see her, let me know before you go telling him. I want to see if there’s profit to be made from this.”</text:span></text:p>
      <text:p text:style-name="P1"><text:span text:style-name="T1"><text:s text:c="5"/>The dealer nodded. “Of course boss.”</text:span></text:p>
      <text:p text:style-name="P1"><text:span text:style-name="T1"><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span></text:p>
      <text:p text:style-name="P1"><text:span text:style-name="T1"><text:s text:c="5"/>Stepping out of the bar, Eugene continued on his way to the next bar, and then the next until all of them had been notified of his presence. He had a long journey ahead of him.</text:span></text:p>
      <text:p text:style-name="P3"><text:span text:style-name="T1"><text:s text:c="5"/>The Starcaster was a simple hotel. The building stood two stories tall at the end of town. It was an easy stop right off the main road. It was run down a bit, but that matched the rest of the town.</text:span></text:p>
      <text:p text:style-name="P3"><text:span text:style-name="T1"><text:s text:c="5"/>The lobby was full of visitors for a Remembrance happening in town. Every year the town celebrated a Remembrance. Three days filled of food, fun, and </text:span><text:soft-page-break/><text:span text:style-name="T1">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span></text:p>
      <text:p text:style-name="P3"><text:span text:style-name="T1"><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span></text:p>
      <text:p text:style-name="P3"><text:span text:style-name="T1"><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span></text:p>
      <text:p text:style-name="P3"><text:span text:style-name="T1"><text:s text:c="5"/>He sighed. Great, no hot water for this trip. Oh well, could be worse. There could be no water at all.</text:span></text:p>
      <text:p text:style-name="P3"><text:span text:style-name="T1"><text:s text:c="5"/>Crossing the bedroom, Eugene removed his robotic arm and plugged it in for the night. He settled down on the bed. The bed was a little lumpy. Something he expected upon coming to a lower income town. The pillow was lumpy as well. He would have to make due. Eugene hoped he could get his job over quickly and be home soon. He had no problems serving the capitol, Eugene just wished the outlying colonies were better kept up.</text:span></text:p>
      <text:p text:style-name="P3"><text:soft-page-break/><text:span text:style-name="T1"><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span></text:p>
      <text:p text:style-name="P3"><text:span text:style-name="T1"><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span></text:p>
      <text:p text:style-name="P3"><text:span text:style-name="T1"><text:s text:c="5"/>Picking up a magazine, Eugene looked through it. A catalog for western clothing. They had everything from boots, to hats, to belt buckles. Everything a person could ever want to fit in with the town. He laughed at the thought and set it aside.</text:span></text:p>
      <text:p text:style-name="P3"><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raveled from the colonies to the capitol anymore. There weren’t enough resources and the journey took well over a month by foot. Eugene sighed. Another good thing about this place. They could stay in their </text:span><text:soft-page-break/><text:span text:style-name="T1">old civilization all they wanted, as long as they didn’t cause trouble in the capitol, they could live in peace.</text:span></text:p>
      <text:p text:style-name="P3"><text:span text:style-name="T1"><text:s text:c="5"/>Setting the newspaper down a thought struck him. What if that’s what they wanted. What if all they wanted to do was live in peace? Putting aside the technology issues, all they wanted was to be left alone.</text:span></text:p>
      <text:p text:style-name="P3"><text:span text:style-name="T1"><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span></text:p>
      <text:p text:style-name="P3"><text:span text:style-name="T1"><text:s text:c="5"/>Trying to get comfortable, Eugene attempted to sleep. Easier said than done. He felt a box spring poking through the mattress. It would be a restless night indeed.</text:span></text:p>
      <text:p text:style-name="P3"><text:span text:style-name="T1"><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span></text:p>
      <text:p text:style-name="P3"><text:span text:style-name="T1"><text:s text:c="5"/>Eugene got out of bed and walked towards the window. He looked out at the street below. It was dark out still. The only lights were from the candle lit street lamps.</text:span></text:p>
      <text:p text:style-name="P3"><text:soft-page-break/><text:span text:style-name="T1"><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span></text:p>
      <text:p text:style-name="P3"><text:span text:style-name="T1"><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span></text:p>
      <text:p text:style-name="P3"><text:span text:style-name="T1"><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span></text:p>
      <text:p text:style-name="P3"><text:span text:style-name="T1"><text:s text:c="5"/>That was just the facts, and he had to accept it.</text:span></text:p>
      <text:p text:style-name="P3"><text:span text:style-name="T1"><text:s text:c="5"/>Looking back to the window, Eugene smiled. The cool air felt good. He took a deep breath and closed his eyes. So this is what these people hear at night. He mused. He felt at peace. It was a different peace than he was used to in the capitol. Eugene didn’t like different. He preferred things be a certain way. Change was something he never enjoyed.</text:span></text:p>
      <text:p text:style-name="P3"><text:span text:style-name="T1"><text:s text:c="5"/>Eugene reminded himself that it was only an assignment. Before long he could go back home and </text:span><text:soft-page-break/><text:span text:style-name="T1">be in his own bed. Be among the things in life that he enjoyed.</text:span></text:p>
      <text:p text:style-name="P3"><text:span text:style-name="T1"><text:s text:c="5"/>Turning back to his bed, Eugene started to climb back in.</text:span></text:p>
      <text:p text:style-name="P3"><text:span text:style-name="T1"><text:s text:c="5"/>That’s when he heard it.</text:span></text:p>
      <text:p text:style-name="P3"><text:span text:style-name="T1"><text:s text:c="5"/>A woman screamed out for help.</text:span></text:p>
      <text:p text:style-name="P3"><text:span text:style-name="T1"><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span></text:p>
      <text:p text:style-name="P3"><text:span text:style-name="T1"><text:s text:c="5"/>“Make way, make way.” A man said as he approached the scene.</text:span></text:p>
      <text:p text:style-name="P3"><text:span text:style-name="T1"><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span></text:p>
      <text:p text:style-name="P3"><text:span text:style-name="T1"><text:s text:c="5"/>“What’s wrong Sheriff?” A boy asked from the crowd.</text:span></text:p>
      <text:p text:style-name="P3"><text:span text:style-name="T1"><text:s text:c="5"/>The Sheriff stood up and pocketed the note. “This woman’s been murdered.”</text:span></text:p>
      <text:p text:style-name="P3"><text:span text:style-name="T1"><text:s text:c="5"/>Gasps could be heard throughout the crowed. It was the first time they’d ever had a murder in their quaint little town. Other forms of crime were typical, stealing, drug running. But never murder.</text:span></text:p>
      <text:p text:style-name="P3"><text:soft-page-break/><text:span text:style-name="T1"><text:s text:c="5"/>As the crowd started asking questions, and the commotion increased, more and more people came to see what was going on.</text:span></text:p>
      <text:p text:style-name="P4"><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4"><text:span text:style-name="T3"><text:s text:c="5"/>Coming closer to the crowd, Eugene walked up to the Sheriff. The man had a cold look about him. He wore a ten gallon hat and had a mustache. Clearly the lawman that Eugene needed to talk to.</text:span></text:p>
      <text:p text:style-name="P4"><text:span text:style-name="T3"><text:s text:c="5"/>“Sheriff.” Eugene said. “Mind if I take a look?”</text:span></text:p>
      <text:p text:style-name="P4"><text:span text:style-name="T3"><text:s text:c="5"/>The Sheriff looked at Eugene and frowned. He hated other lawmen coming into his town and trying to take over an investigation. But the stranger was from the capitol according to his badge, he’d have to let him have a gander.</text:span></text:p>
      <text:p text:style-name="P4"><text:span text:style-name="T3"><text:s text:c="5"/>“Go ahead, but don’t touch the body.” The Sheriff said. “We’ve yet to get evidence and take photos.”</text:span></text:p>
      <text:p text:style-name="P4"><text:span text:style-name="T3"><text:s text:c="5"/>Eugene sighed. “Understood.” He said.</text:span></text:p>
      <text:p text:style-name="P4"><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4"><text:span text:style-name="T4"><text:s text:c="5"/>Great, Eugene thought, that’s just what we need. My runaway is dead. He sighed. That wasn’t the news he was expecting today. </text:span><text:span text:style-name="T5">So, who would kill a girl from the capitol? Why would they do this? Eugene wonder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7</meta:editing-cycles>
    <meta:generator>LibreOffice/7.4.1.2$Windows_X86_64 LibreOffice_project/3c58a8f3a960df8bc8fd77b461821e42c061c5f0</meta:generator>
    <dc:date>2022-10-10T13:38:42.219000000</dc:date>
    <meta:editing-duration>PT5M43S</meta:editing-duration>
    <meta:document-statistic meta:table-count="0" meta:image-count="0" meta:object-count="0" meta:page-count="10" meta:paragraph-count="72" meta:word-count="2936" meta:character-count="16157" meta:non-whitespace-character-count="12933"/>
  </office:meta>
</office:document-meta>
</file>